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29a05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26450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officeooo:rsid="00157cb9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94744416" text:id="ct1407197947444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795156032" text:id="ct1407197951560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793754224" text:id="ct14071979375422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719794744416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719795156032"/><text:change-start text:change-id="ct140719793754224"/>Version History<text:change-end text:change-id="ct14071979375422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7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29a0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27:00.397096895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1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57M21S</meta:editing-duration>
    <meta:generator>LibreOffice/4.4.0.3$MacOSX_X86_64 LibreOffice_project/de093506bcdc5fafd9023ee680b8c60e3e0645d7</meta:generator>
    <dc:date>2016-02-08T09:27:00.282328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82" meta:character-count="493" meta:non-whitespace-character-count="418"/>
  </office:meta>
</office:document-meta>
</file>